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Progress Update: Impact of State Choice on RL Quadrotor Hover</text:span><text:line-break/><text:span text:style-name="Strong_20_Emphasis">Project:</text:span> Deep RL for Quadrotor Hover<text:line-break/><text:span text:style-name="Strong_20_Emphasis">Date:</text:span> 14 Aug 2025</text:p>
      <text:h text:style-name="Heading_20_3" text:outline-level="3">1) Aim</text:h>
      <text:p text:style-name="Text_20_body">Demonstrate reliable hover with RL and compare how two state designs—<text:span text:style-name="Strong_20_Emphasis">fast</text:span> vs <text:span text:style-name="Strong_20_Emphasis">full</text:span>—affect learning for <text:span text:style-name="Strong_20_Emphasis">DHP</text:span> and <text:span text:style-name="Strong_20_Emphasis">SAC</text:span>.</text:p>
      <text:h text:style-name="Heading_20_3" text:outline-level="3">2) State Designs</text:h>
      <text:list xml:id="list2908380057" text:style-name="L1">
        <text:list-item>
          <text:p text:style-name="P1"><text:span text:style-name="Strong_20_Emphasis">Fast states:</text:span> <text:span text:style-name="Source_20_Text">[z, vz, roll, pitch, yaw, wx, wy, wz]</text:span><text:line-break/>(altitude, vertical speed, attitude, angular rates)</text:p>
        </text:list-item>
        <text:list-item>
          <text:p text:style-name="P1"><text:span text:style-name="Strong_20_Emphasis">Full states:</text:span> <text:span text:style-name="Source_20_Text">[x, y, z, vx, vy, vz, roll, pitch, yaw, wx, wy, wz]</text:span><text:line-break/>(fast states + horizontal position/velocity)</text:p>
        </text:list-item>
      </text:list>
      <text:h text:style-name="Heading_20_3" text:outline-level="3">3) Experiments (summary)</text:h>
      <text:p text:style-name="Text_20_body"><text:span text:style-name="Strong_20_Emphasis">3.1 DHP (Dual Heuristic Programming)</text:span></text:p>
      <text:list xml:id="list3754412209" text:style-name="L2">
        <text:list-item>
          <text:p text:style-name="P2"><text:span text:style-name="Strong_20_Emphasis">Fast states:</text:span> <text:span text:style-name="Emphasis">Succeeded.</text:span> Stable hover in plots and videos; small drift only.</text:p>
        </text:list-item>
        <text:list-item>
          <text:p text:style-name="P2"><text:span text:style-name="Strong_20_Emphasis">Full states:</text:span> <text:span text:style-name="Emphasis">Failed.</text:span> No convergence; unstable/erratic in videos.<text:line-break/><text:span text:style-name="Strong_20_Emphasis">Reason:</text:span> adding slow/integrator-driven states <text:span text:style-name="Source_20_Text">(x, y, vx, vy)</text:span> reduces the immediate control influence DHP relies on; delayed feedback undermines its gradient-based updates.</text:p>
        </text:list-item>
      </text:list>
      <text:p text:style-name="Text_20_body"><text:span text:style-name="Strong_20_Emphasis">3.2 SAC (Soft Actor-Critic)</text:span></text:p>
      <text:list xml:id="list4158093987" text:style-name="L3">
        <text:list-item>
          <text:p text:style-name="P3"><text:span text:style-name="Strong_20_Emphasis">Fast states:</text:span> <text:span text:style-name="Emphasis">Failed.</text:span> Couldn’t infer enough dynamics; no stable policy.</text:p>
        </text:list-item>
        <text:list-item>
          <text:p text:style-name="P3"><text:span text:style-name="Strong_20_Emphasis">Full states:</text:span> <text:span text:style-name="Emphasis">Succeeded.</text:span> Clear convergence and robust hover in videos.<text:line-break/><text:span text:style-name="Strong_20_Emphasis">Reason:</text:span> richer observability lets SAC learn the state–action mapping, including the slower components.</text:p>
        </text:list-item>
      </text:list>
      <text:h text:style-name="Heading_20_3" text:outline-level="3">4) Takeaways</text:h>
      <text:list xml:id="list537150550" text:style-name="L4">
        <text:list-item>
          <text:p text:style-name="P4"><text:span text:style-name="Strong_20_Emphasis">DHP</text:span> is <text:span text:style-name="Emphasis">state-sensitive</text:span>: it needs states that respond <text:span text:style-name="Strong_20_Emphasis">directly and quickly</text:span> to control. Adding slow/integrated components hurts learning.</text:p>
        </text:list-item>
        <text:list-item>
          <text:p text:style-name="P4"><text:span text:style-name="Strong_20_Emphasis">SAC</text:span> prefers <text:span text:style-name="Strong_20_Emphasis">full</text:span> observability: the extra signals enable robust policies.</text:p>
        </text:list-item>
        <text:list-item>
          <text:p text:style-name="P4">Evidence matches plots/videos:</text:p>
          <text:list>
            <text:list-item>
              <text:p text:style-name="P4">DHP + fast: converges, stable.</text:p>
            </text:list-item>
            <text:list-item>
              <text:p text:style-name="P4">DHP + full: diverges/unstable.</text:p>
            </text:list-item>
            <text:list-item>
              <text:p text:style-name="P4">SAC + fast: no learning.</text:p>
            </text:list-item>
            <text:list-item>
              <text:p text:style-name="P4">SAC + full: converges, stable.</text:p>
            </text:list-item>
          </text:list>
        </text:list-item>
      </text:list>
      <text:h text:style-name="Heading_20_3" text:outline-level="3">5) Documentation check</text:h>
      <text:p text:style-name="Text_20_body">Review of repo notes, daily logs, and summaries confirms:</text:p>
      <text:list xml:id="list870540754" text:style-name="L5">
        <text:list-item>
          <text:p text:style-name="P5"><text:soft-page-break/>Protocols, results, and lessons are well recorded.</text:p>
        </text:list-item>
        <text:list-item>
          <text:p text:style-name="P5">Plots/videos are generated per trial and archived.</text:p>
        </text:list-item>
        <text:list-item>
          <text:p text:style-name="P5">The rationale—<text:span text:style-name="Strong_20_Emphasis">fast for DHP</text:span>, <text:span text:style-name="Strong_20_Emphasis">full for SAC</text:span>—is consistently argued and observed across runs.</text:p>
        </text:list-item>
      </text:list>
      <text:h text:style-name="Heading_20_3" text:outline-level="3">6) Next steps</text:h>
      <text:list xml:id="list3123433253" text:style-name="L6">
        <text:list-item>
          <text:p text:style-name="P6"><text:span text:style-name="Strong_20_Emphasis">DHP:</text:span> keep using fast, directly actuated states for hover; consider alternative formulations or reward shaping for harder tasks.</text:p>
        </text:list-item>
        <text:list-item>
          <text:p text:style-name="P6"><text:span text:style-name="Strong_20_Emphasis">SAC:</text:span> standardize on the full state vector; extend to more complex tasks once hover is solid.</text:p>
        </text:list-item>
        <text:list-item>
          <text:p text:style-name="P6"><text:span text:style-name="Strong_20_Emphasis">General:</text:span> continue rigorous logging (plots, videos); finalize hover before advancing to trajectories/navigation.</text:p>
        </text:list-item>
      </text:list>
      <text:h text:style-name="Heading_20_3" text:outline-level="3">7) Conclusion</text:h>
      <text:p text:style-name="Text_20_body">State representation is pivotal. <text:span text:style-name="Strong_20_Emphasis">DHP</text:span> succeeds with <text:span text:style-name="Strong_20_Emphasis">fast, directly controllable</text:span> states; <text:span text:style-name="Strong_20_Emphasis">SAC</text:span> excels with the <text:span text:style-name="Strong_20_Emphasis">full</text:span> state set. Quantitative plots and qualitative videos align with theory and prior note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14T18:24:39.812233465</meta:creation-date>
    <dc:date>2025-08-14T18:25:23.695749312</dc:date>
    <meta:editing-duration>PT44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32" meta:word-count="360" meta:character-count="2308" meta:non-whitespace-character-count="2004"/>
  </office:meta>
</office:document-meta>
</file>